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600000101CC6A4BFA83C52599.png" manifest:media-type="image/png"/>
  <manifest:file-entry manifest:full-path="Pictures/1000020100000435000001012DE43F5A4FAC817A.png" manifest:media-type="image/png"/>
  <manifest:file-entry manifest:full-path="Pictures/10000000000000600000006A72E91AE9495742E6.png" manifest:media-type="image/png"/>
  <manifest:file-entry manifest:full-path="Pictures/100002010000049300000101902C3C489979E595.png" manifest:media-type="image/png"/>
  <manifest:file-entry manifest:full-path="Pictures/10000201000003190000010103F960FDA435E82C.png" manifest:media-type="image/png"/>
  <manifest:file-entry manifest:full-path="Pictures/10000201000003D6000001014BDAFA153B48BE7D.png" manifest:media-type="image/png"/>
  <manifest:file-entry manifest:full-path="Pictures/10000201000004F200000101FE00118D6F244BAA.png" manifest:media-type="image/png"/>
  <manifest:file-entry manifest:full-path="Pictures/10000201000002BA0000010142B50D65C230F732.png" manifest:media-type="image/png"/>
  <manifest:file-entry manifest:full-path="Pictures/100002010000037700000101A6F85DEB804BA8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svg:stroke-width="0.106cm" svg:stroke-color="#80808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svg:stroke-color="#ff0000" draw:marker-start-width="0.359cm" draw:marker-end="Arrow" draw:marker-end-width="0.459cm" svg:stroke-opacity="67%" draw:fill="none" draw:fill-color="#729fcf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0000" draw:marker-start-width="0.359cm" draw:marker-end="Arrow" draw:marker-end-width="0.459cm" svg:stroke-opacity="34%" draw:fill="none" draw:fill-color="#729fcf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0000" draw:marker-start-width="0.359cm" draw:marker-end="Arrow" draw:marker-end-width="0.459cm" svg:stroke-opacity="70%" draw:fill="none" draw:fill-color="#729fcf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ff0000" draw:marker-start-width="0.359cm" draw:marker-end="Arrow" draw:marker-end-width="0.459cm" svg:stroke-opacity="25%" draw:fill="none" draw:fill-color="#729fcf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275cm" fo:min-width="1.025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svg:stroke-opacity="80%" draw:fill="none" draw:fill-color="#729fcf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0000" draw:marker-start-width="0.359cm" draw:marker-end="Arrow" draw:marker-end-width="0.459cm" svg:stroke-opacity="100%" draw:fill="none" draw:fill-color="#729fcf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" draw:marker-end-width="0.459cm" svg:stroke-opacity="60%" draw:fill="none" draw:fill-color="#729fcf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0000" draw:marker-start-width="0.359cm" draw:marker-end="Arrow" draw:marker-end-width="0.459cm" svg:stroke-opacity="42%" draw:fill="none" draw:fill-color="#729fcf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0000" draw:marker-start-width="0.359cm" draw:marker-end="Arrow" draw:marker-end-width="0.459cm" svg:stroke-opacity="10%" draw:fill="none" draw:fill-color="#729fcf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ff0000" draw:marker-start-width="0.359cm" draw:marker-end="Arrow" draw:marker-end-width="0.459cm" svg:stroke-opacity="90%" draw:fill="none" draw:fill-color="#729fcf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ff0000" draw:marker-start-width="0.359cm" draw:marker-end="Arrow" draw:marker-end-width="0.459cm" svg:stroke-opacity="65%" draw:fill="none" draw:fill-color="#729fcf" draw:textarea-vertical-align="middle" fo:padding-top="0.178cm" fo:padding-bottom="0.178cm" fo:padding-left="0.303cm" fo:padding-right="0.303cm"/>
    </style:style>
    <style:style style:name="gr18" style:family="graphic">
      <style:graphic-properties draw:fill-color="#729fcf" draw:textarea-horizontal-align="justify" draw:textarea-vertical-align="middle" draw:auto-grow-height="false" fo:min-height="1.525cm" fo:min-width="1.525cm"/>
    </style:style>
    <style:style style:name="gr19" style:family="graphic" style:parent-style-name="objectwithoutfill">
      <style:graphic-properties svg:stroke-width="0.106cm" svg:stroke-color="#ff0000" draw:marker-start-width="0.359cm" draw:marker-end="Arrow" draw:marker-end-width="0.459cm" svg:stroke-opacity="99%" draw:fill="none" draw:fill-color="#729fcf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0000" draw:marker-start-width="0.359cm" draw:marker-end="Arrow" draw:marker-end-width="0.459cm" svg:stroke-opacity="3%" draw:fill="none" draw:fill-color="#729fcf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0000" draw:marker-start-width="0.359cm" draw:marker-end="Arrow" draw:marker-end-width="0.459cm" svg:stroke-opacity="98%" draw:fill="none" draw:fill-color="#729fcf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0000" draw:marker-start-width="0.359cm" draw:marker-end="Arrow" draw:marker-end-width="0.459cm" svg:stroke-opacity="97%" draw:fill="none" draw:fill-color="#729fcf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6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008cm"/>
    </style:style>
    <style:style style:name="gr25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5cm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1.102cm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5.768cm"/>
    </style:style>
    <style:style style:name="gr28" style:family="graphic" style:parent-style-name="standard">
      <style:graphic-properties svg:stroke-color="#bb8bff" draw:fill-color="#bb8bff" draw:textarea-horizontal-align="justify" draw:textarea-vertical-align="middle" draw:auto-grow-height="false" fo:min-height="0.158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6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33" style:family="graphic" style:parent-style-name="objectwithoutfill">
      <style:graphic-properties svg:stroke-width="0.106cm" svg:stroke-color="#ff0000" draw:marker-start-width="0.359cm" draw:marker-end="Arrow" draw:marker-end-width="0.459cm" svg:stroke-opacity="75%" draw:fill="none" draw:fill-color="#729fcf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ff0000" draw:marker-start-width="0.359cm" draw:marker-end="Arrow" draw:marker-end-width="0.459cm" svg:stroke-opacity="20%" draw:fill="none" draw:fill-color="#729fcf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ff0000" draw:marker-start-width="0.359cm" draw:marker-end="Arrow" draw:marker-end-width="0.459cm" svg:stroke-opacity="50%" draw:fill="none" draw:fill-color="#729fcf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6cm" svg:stroke-color="#ff0000" draw:marker-start-width="0.359cm" draw:marker-end="Arrow" draw:marker-end-width="0.459cm" svg:stroke-opacity="40%" draw:fill="none" draw:fill-color="#729fcf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106cm" svg:stroke-color="#ff0000" draw:marker-start-width="0.359cm" draw:marker-end="Arrow" draw:marker-end-width="0.459cm" svg:stroke-opacity="15%" draw:fill="none" draw:fill-color="#729fcf" draw:textarea-vertical-align="middle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106cm" svg:stroke-color="#ff0000" draw:marker-start-width="0.359cm" draw:marker-end="Arrow" draw:marker-end-width="0.459cm" svg:stroke-opacity="85%" draw:fill="none" draw:fill-color="#729fcf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0000" draw:marker-start-width="0.359cm" draw:marker-end="Arrow" draw:marker-end-width="0.459cm" svg:stroke-opacity="1%" draw:fill="none" draw:fill-color="#729fcf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96pt"/>
    </style:style>
    <style:style style:name="P7" style:family="paragraph">
      <loext:graphic-properties draw:fill="none" draw:fill-color="#ffffff"/>
      <style:text-properties fo:font-size="96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solid" draw:fill-color="#ffffff"/>
      <style:text-properties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solid" draw:fill-color="#ffffff"/>
      <style:text-properties fo:font-size="28pt" style:font-size-asian="28pt" style:font-size-complex="28pt"/>
    </style:style>
    <style:style style:name="P13" style:family="paragraph">
      <loext:graphic-properties draw:fill="solid" draw:fill-color="#ffffff"/>
      <style:text-properties fo:font-size="96pt"/>
    </style:style>
    <style:style style:name="P14" style:family="paragraph">
      <loext:graphic-properties draw:fill-color="#bb8bff"/>
      <style:paragraph-properties fo:text-align="center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font-size="15pt"/>
    </style:style>
    <style:style style:name="P17" style:family="paragraph">
      <loext:graphic-properties draw:fill="none" draw:fill-color="#ffffff"/>
      <style:text-properties fo:font-size="15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9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314cm" svg:height="6.096cm" svg:x="1.685cm" svg:y="9.654cm">
          <draw:image xlink:href="Pictures/100002010000045600000101CC6A4BFA83C52599.png" xlink:type="simple" xlink:show="embed" xlink:actuate="onLoad" loext:mime-type="image/png">
            <text:p/>
          </draw:image>
        </draw:frame>
        <draw:line draw:style-name="gr2" draw:text-style-name="P2" draw:layer="layout" svg:x1="19.691cm" svg:y1="7.62cm" svg:x2="22.231cm" svg:y2="7.62cm">
          <text:p/>
        </draw:line>
        <draw:line draw:style-name="gr3" draw:text-style-name="P2" draw:layer="layout" svg:x1="17.151cm" svg:y1="5.08cm" svg:x2="19.691cm" svg:y2="5.08cm">
          <text:p/>
        </draw:line>
        <draw:line draw:style-name="gr3" draw:text-style-name="P2" draw:layer="layout" svg:x1="22.231cm" svg:y1="5.08cm" svg:x2="24.771cm" svg:y2="5.08cm">
          <text:p/>
        </draw:line>
        <draw:frame draw:style-name="gr4" draw:text-style-name="P2" draw:layer="layout" svg:width="2.536cm" svg:height="2.804cm" draw:transform="skewX (-0.000349065850398974) rotate (-0.786270828023446) translate (27.063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2" draw:text-style-name="P2" draw:layer="layout" svg:x1="19.698cm" svg:y1="7.614cm" svg:x2="22.238cm" svg:y2="7.614cm">
          <text:p/>
        </draw:line>
        <draw:line draw:style-name="gr3" draw:text-style-name="P2" draw:layer="layout" svg:x1="17.158cm" svg:y1="5.074cm" svg:x2="19.698cm" svg:y2="5.074cm">
          <text:p/>
        </draw:line>
        <draw:line draw:style-name="gr5" draw:text-style-name="P3" draw:layer="layout" svg:x1="18.569cm" svg:y1="5.088cm" svg:x2="21.109cm" svg:y2="7.628cm">
          <text:p/>
        </draw:line>
        <draw:line draw:style-name="gr6" draw:text-style-name="P3" draw:layer="layout" svg:x1="18.605cm" svg:y1="4.997cm" svg:x2="21.02cm" svg:y2="2.583cm">
          <text:p/>
        </draw:line>
        <draw:line draw:style-name="gr7" draw:text-style-name="P3" draw:layer="layout" svg:x1="16.111cm" svg:y1="7.54cm" svg:x2="18.526cm" svg:y2="5.126cm">
          <text:p/>
        </draw:line>
        <draw:line draw:style-name="gr3" draw:text-style-name="P2" draw:layer="layout" svg:x1="22.238cm" svg:y1="5.074cm" svg:x2="24.778cm" svg:y2="5.074cm">
          <text:p/>
        </draw:line>
        <draw:line draw:style-name="gr8" draw:text-style-name="P3" draw:layer="layout" svg:x1="23.649cm" svg:y1="5.088cm" svg:x2="26.189cm" svg:y2="7.628cm">
          <text:p/>
        </draw:line>
        <draw:line draw:style-name="gr6" draw:text-style-name="P3" draw:layer="layout" svg:x1="23.685cm" svg:y1="4.997cm" svg:x2="26.1cm" svg:y2="2.583cm">
          <text:p/>
        </draw:line>
        <draw:line draw:style-name="gr5" draw:text-style-name="P3" draw:layer="layout" svg:x1="21.191cm" svg:y1="7.54cm" svg:x2="23.606cm" svg:y2="5.126cm">
          <text:p/>
        </draw:line>
        <draw:custom-shape draw:style-name="gr9" draw:text-style-name="P4" draw:layer="layout" svg:width="1.525cm" svg:height="1.525cm" draw:transform="rotate (0.785398163397448) translate (20.453cm 2.094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525cm" svg:height="1.525cm" draw:transform="rotate (0.785398163397448) translate (25.533cm 2.09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8.821cm" svg:height="6.096cm" svg:x="9.119cm" svg:y="9.652cm">
          <draw:image xlink:href="Pictures/10000201000003190000010103F960FDA435E82C.png" xlink:type="simple" xlink:show="embed" xlink:actuate="onLoad" loext:mime-type="image/png">
            <text:p/>
          </draw:image>
        </draw:frame>
        <draw:line draw:style-name="gr2" draw:text-style-name="P2" draw:layer="layout" svg:x1="14.611cm" svg:y1="7.62cm" svg:x2="17.151cm" svg:y2="7.62cm">
          <text:p/>
        </draw:line>
        <draw:line draw:style-name="gr3" draw:text-style-name="P2" draw:layer="layout" svg:x1="12.071cm" svg:y1="5.08cm" svg:x2="14.611cm" svg:y2="5.08cm">
          <text:p/>
        </draw:line>
        <draw:line draw:style-name="gr2" draw:text-style-name="P2" draw:layer="layout" svg:x1="19.691cm" svg:y1="7.62cm" svg:x2="22.231cm" svg:y2="7.62cm">
          <text:p/>
        </draw:line>
        <draw:line draw:style-name="gr3" draw:text-style-name="P2" draw:layer="layout" svg:x1="17.151cm" svg:y1="5.08cm" svg:x2="19.691cm" svg:y2="5.08cm">
          <text:p/>
        </draw:line>
        <draw:line draw:style-name="gr3" draw:text-style-name="P2" draw:layer="layout" svg:x1="22.231cm" svg:y1="5.08cm" svg:x2="24.771cm" svg:y2="5.08cm">
          <text:p/>
        </draw:line>
        <draw:frame draw:style-name="gr4" draw:text-style-name="P2" draw:layer="layout" svg:width="2.536cm" svg:height="2.804cm" draw:transform="skewX (-0.000349065850398974) rotate (-0.786270828023446) translate (27.063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2" draw:text-style-name="P2" draw:layer="layout" svg:x1="14.618cm" svg:y1="7.614cm" svg:x2="17.158cm" svg:y2="7.614cm">
          <text:p/>
        </draw:line>
        <draw:line draw:style-name="gr3" draw:text-style-name="P2" draw:layer="layout" svg:x1="12.078cm" svg:y1="5.074cm" svg:x2="14.618cm" svg:y2="5.074cm">
          <text:p/>
        </draw:line>
        <draw:line draw:style-name="gr11" draw:text-style-name="P3" draw:layer="layout" svg:x1="13.489cm" svg:y1="5.088cm" svg:x2="16.029cm" svg:y2="7.628cm">
          <text:p/>
        </draw:line>
        <draw:line draw:style-name="gr8" draw:text-style-name="P3" draw:layer="layout" svg:x1="13.525cm" svg:y1="4.997cm" svg:x2="15.94cm" svg:y2="2.583cm">
          <text:p/>
        </draw:line>
        <draw:line draw:style-name="gr12" draw:text-style-name="P3" draw:layer="layout" svg:x1="11.031cm" svg:y1="7.54cm" svg:x2="13.446cm" svg:y2="5.126cm">
          <text:p/>
        </draw:line>
        <draw:line draw:style-name="gr2" draw:text-style-name="P2" draw:layer="layout" svg:x1="19.698cm" svg:y1="7.614cm" svg:x2="22.238cm" svg:y2="7.614cm">
          <text:p/>
        </draw:line>
        <draw:line draw:style-name="gr3" draw:text-style-name="P2" draw:layer="layout" svg:x1="17.158cm" svg:y1="5.074cm" svg:x2="19.698cm" svg:y2="5.074cm">
          <text:p/>
        </draw:line>
        <draw:line draw:style-name="gr13" draw:text-style-name="P3" draw:layer="layout" svg:x1="18.569cm" svg:y1="5.088cm" svg:x2="21.109cm" svg:y2="7.628cm">
          <text:p/>
        </draw:line>
        <draw:line draw:style-name="gr8" draw:text-style-name="P3" draw:layer="layout" svg:x1="18.605cm" svg:y1="4.997cm" svg:x2="21.02cm" svg:y2="2.583cm">
          <text:p/>
        </draw:line>
        <draw:line draw:style-name="gr11" draw:text-style-name="P3" draw:layer="layout" svg:x1="16.111cm" svg:y1="7.54cm" svg:x2="18.526cm" svg:y2="5.126cm">
          <text:p/>
        </draw:line>
        <draw:line draw:style-name="gr3" draw:text-style-name="P2" draw:layer="layout" svg:x1="22.238cm" svg:y1="5.074cm" svg:x2="24.778cm" svg:y2="5.074cm">
          <text:p/>
        </draw:line>
        <draw:line draw:style-name="gr14" draw:text-style-name="P3" draw:layer="layout" svg:x1="23.649cm" svg:y1="5.088cm" svg:x2="26.189cm" svg:y2="7.628cm">
          <text:p/>
        </draw:line>
        <draw:line draw:style-name="gr8" draw:text-style-name="P3" draw:layer="layout" svg:x1="23.685cm" svg:y1="4.997cm" svg:x2="26.1cm" svg:y2="2.583cm">
          <text:p/>
        </draw:line>
        <draw:line draw:style-name="gr13" draw:text-style-name="P3" draw:layer="layout" svg:x1="21.191cm" svg:y1="7.54cm" svg:x2="23.606cm" svg:y2="5.126cm">
          <text:p/>
        </draw:line>
        <draw:custom-shape draw:style-name="gr9" draw:text-style-name="P4" draw:layer="layout" svg:width="1.525cm" svg:height="1.525cm" draw:transform="rotate (0.785398163397448) translate (15.373cm 2.094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525cm" svg:height="1.525cm" draw:transform="rotate (0.785398163397448) translate (20.453cm 2.094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525cm" svg:height="1.525cm" draw:transform="rotate (0.785398163397448) translate (25.533cm 2.09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3.266cm" svg:height="6.096cm" svg:x="4.733cm" svg:y="9.654cm">
          <draw:image xlink:href="Pictures/10000201000003D6000001014BDAFA153B48BE7D.png" xlink:type="simple" xlink:show="embed" xlink:actuate="onLoad" loext:mime-type="image/png">
            <text:p/>
          </draw:image>
        </draw:frame>
        <draw:line draw:style-name="gr2" draw:text-style-name="P2" draw:layer="layout" svg:x1="9.525cm" svg:y1="7.62cm" svg:x2="12.065cm" svg:y2="7.62cm">
          <text:p/>
        </draw:line>
        <draw:line draw:style-name="gr3" draw:text-style-name="P2" draw:layer="layout" svg:x1="6.985cm" svg:y1="5.08cm" svg:x2="9.525cm" svg:y2="5.08cm">
          <text:p/>
        </draw:line>
        <draw:line draw:style-name="gr2" draw:text-style-name="P2" draw:layer="layout" svg:x1="14.605cm" svg:y1="7.62cm" svg:x2="17.145cm" svg:y2="7.62cm">
          <text:p/>
        </draw:line>
        <draw:line draw:style-name="gr3" draw:text-style-name="P2" draw:layer="layout" svg:x1="12.065cm" svg:y1="5.08cm" svg:x2="14.605cm" svg:y2="5.08cm">
          <text:p/>
        </draw:line>
        <draw:line draw:style-name="gr2" draw:text-style-name="P2" draw:layer="layout" svg:x1="19.685cm" svg:y1="7.62cm" svg:x2="22.225cm" svg:y2="7.62cm">
          <text:p/>
        </draw:line>
        <draw:line draw:style-name="gr3" draw:text-style-name="P2" draw:layer="layout" svg:x1="17.145cm" svg:y1="5.08cm" svg:x2="19.685cm" svg:y2="5.08cm">
          <text:p/>
        </draw:line>
        <draw:line draw:style-name="gr3" draw:text-style-name="P2" draw:layer="layout" svg:x1="22.225cm" svg:y1="5.08cm" svg:x2="24.765cm" svg:y2="5.08cm">
          <text:p/>
        </draw:line>
        <draw:frame draw:style-name="gr4" draw:text-style-name="P2" draw:layer="layout" svg:width="2.536cm" svg:height="2.804cm" draw:transform="skewX (-0.000349065850398974) rotate (-0.786270828023446) translate (27.057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2" draw:text-style-name="P2" draw:layer="layout" svg:x1="9.532cm" svg:y1="7.614cm" svg:x2="12.072cm" svg:y2="7.614cm">
          <text:p/>
        </draw:line>
        <draw:line draw:style-name="gr3" draw:text-style-name="P2" draw:layer="layout" svg:x1="6.992cm" svg:y1="5.074cm" svg:x2="9.532cm" svg:y2="5.074cm">
          <text:p/>
        </draw:line>
        <draw:line draw:style-name="gr11" draw:text-style-name="P3" draw:layer="layout" svg:x1="8.403cm" svg:y1="5.088cm" svg:x2="10.943cm" svg:y2="7.628cm">
          <text:p/>
        </draw:line>
        <draw:line draw:style-name="gr15" draw:text-style-name="P3" draw:layer="layout" svg:x1="8.439cm" svg:y1="4.997cm" svg:x2="10.854cm" svg:y2="2.583cm">
          <text:p/>
        </draw:line>
        <draw:line draw:style-name="gr16" draw:text-style-name="P3" draw:layer="layout" svg:x1="5.945cm" svg:y1="7.54cm" svg:x2="8.36cm" svg:y2="5.126cm">
          <text:p/>
        </draw:line>
        <draw:line draw:style-name="gr2" draw:text-style-name="P2" draw:layer="layout" svg:x1="14.612cm" svg:y1="7.614cm" svg:x2="17.152cm" svg:y2="7.614cm">
          <text:p/>
        </draw:line>
        <draw:line draw:style-name="gr3" draw:text-style-name="P2" draw:layer="layout" svg:x1="12.072cm" svg:y1="5.074cm" svg:x2="14.612cm" svg:y2="5.074cm">
          <text:p/>
        </draw:line>
        <draw:line draw:style-name="gr7" draw:text-style-name="P3" draw:layer="layout" svg:x1="13.483cm" svg:y1="5.088cm" svg:x2="16.023cm" svg:y2="7.628cm">
          <text:p/>
        </draw:line>
        <draw:line draw:style-name="gr15" draw:text-style-name="P3" draw:layer="layout" svg:x1="13.519cm" svg:y1="4.997cm" svg:x2="15.934cm" svg:y2="2.583cm">
          <text:p/>
        </draw:line>
        <draw:line draw:style-name="gr11" draw:text-style-name="P3" draw:layer="layout" svg:x1="11.025cm" svg:y1="7.54cm" svg:x2="13.44cm" svg:y2="5.126cm">
          <text:p/>
        </draw:line>
        <draw:line draw:style-name="gr2" draw:text-style-name="P2" draw:layer="layout" svg:x1="19.692cm" svg:y1="7.614cm" svg:x2="22.232cm" svg:y2="7.614cm">
          <text:p/>
        </draw:line>
        <draw:line draw:style-name="gr3" draw:text-style-name="P2" draw:layer="layout" svg:x1="17.152cm" svg:y1="5.074cm" svg:x2="19.692cm" svg:y2="5.074cm">
          <text:p/>
        </draw:line>
        <draw:line draw:style-name="gr17" draw:text-style-name="P3" draw:layer="layout" svg:x1="18.563cm" svg:y1="5.088cm" svg:x2="21.103cm" svg:y2="7.628cm">
          <text:p/>
        </draw:line>
        <draw:line draw:style-name="gr15" draw:text-style-name="P3" draw:layer="layout" svg:x1="18.599cm" svg:y1="4.997cm" svg:x2="21.014cm" svg:y2="2.583cm">
          <text:p/>
        </draw:line>
        <draw:line draw:style-name="gr7" draw:text-style-name="P3" draw:layer="layout" svg:x1="16.105cm" svg:y1="7.54cm" svg:x2="18.52cm" svg:y2="5.126cm">
          <text:p/>
        </draw:line>
        <draw:line draw:style-name="gr3" draw:text-style-name="P2" draw:layer="layout" svg:x1="22.232cm" svg:y1="5.074cm" svg:x2="24.772cm" svg:y2="5.074cm">
          <text:p/>
        </draw:line>
        <draw:line draw:style-name="gr13" draw:text-style-name="P3" draw:layer="layout" svg:x1="23.643cm" svg:y1="5.088cm" svg:x2="26.183cm" svg:y2="7.628cm">
          <text:p/>
        </draw:line>
        <draw:line draw:style-name="gr15" draw:text-style-name="P3" draw:layer="layout" svg:x1="23.679cm" svg:y1="4.997cm" svg:x2="26.094cm" svg:y2="2.583cm">
          <text:p/>
        </draw:line>
        <draw:line draw:style-name="gr17" draw:text-style-name="P3" draw:layer="layout" svg:x1="21.185cm" svg:y1="7.54cm" svg:x2="23.6cm" svg:y2="5.126cm">
          <text:p/>
        </draw:line>
        <draw:custom-shape draw:style-name="gr9" draw:text-style-name="P4" draw:layer="layout" svg:width="1.525cm" svg:height="1.525cm" draw:transform="rotate (0.785398163397448) translate (10.262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.525cm" svg:height="1.525cm" draw:transform="rotate (0.785398163397448) translate (15.367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.525cm" svg:height="1.525cm" draw:transform="rotate (0.785398163397448) translate (20.447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.525cm" svg:height="1.525cm" draw:transform="rotate (0.785398163397448) translate (25.527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4cm" svg:height="6.096cm" svg:x="0cm" svg:y="9.754cm">
          <draw:image xlink:href="Pictures/100002010000049300000101902C3C489979E595.png" xlink:type="simple" xlink:show="embed" xlink:actuate="onLoad" loext:mime-type="image/png">
            <text:p/>
          </draw:image>
        </draw:frame>
        <draw:line draw:style-name="gr2" draw:text-style-name="P2" draw:layer="layout" svg:x1="4.451cm" svg:y1="7.62cm" svg:x2="6.991cm" svg:y2="7.62cm">
          <text:p/>
        </draw:line>
        <draw:line draw:style-name="gr3" draw:text-style-name="P2" draw:layer="layout" svg:x1="1.911cm" svg:y1="5.08cm" svg:x2="4.451cm" svg:y2="5.08cm">
          <text:p/>
        </draw:line>
        <draw:line draw:style-name="gr2" draw:text-style-name="P2" draw:layer="layout" svg:x1="9.531cm" svg:y1="7.62cm" svg:x2="12.071cm" svg:y2="7.62cm">
          <text:p/>
        </draw:line>
        <draw:line draw:style-name="gr3" draw:text-style-name="P2" draw:layer="layout" svg:x1="6.991cm" svg:y1="5.08cm" svg:x2="9.531cm" svg:y2="5.08cm">
          <text:p/>
        </draw:line>
        <draw:line draw:style-name="gr2" draw:text-style-name="P2" draw:layer="layout" svg:x1="14.611cm" svg:y1="7.62cm" svg:x2="17.151cm" svg:y2="7.62cm">
          <text:p/>
        </draw:line>
        <draw:line draw:style-name="gr3" draw:text-style-name="P2" draw:layer="layout" svg:x1="12.071cm" svg:y1="5.08cm" svg:x2="14.611cm" svg:y2="5.08cm">
          <text:p/>
        </draw:line>
        <draw:line draw:style-name="gr2" draw:text-style-name="P2" draw:layer="layout" svg:x1="19.691cm" svg:y1="7.62cm" svg:x2="22.231cm" svg:y2="7.62cm">
          <text:p/>
        </draw:line>
        <draw:line draw:style-name="gr3" draw:text-style-name="P2" draw:layer="layout" svg:x1="17.151cm" svg:y1="5.08cm" svg:x2="19.691cm" svg:y2="5.08cm">
          <text:p/>
        </draw:line>
        <draw:line draw:style-name="gr3" draw:text-style-name="P2" draw:layer="layout" svg:x1="22.231cm" svg:y1="5.08cm" svg:x2="24.771cm" svg:y2="5.08cm">
          <text:p/>
        </draw:line>
        <draw:frame draw:style-name="gr4" draw:text-style-name="P2" draw:layer="layout" svg:width="2.536cm" svg:height="2.804cm" draw:transform="skewX (-0.000349065850398974) rotate (-0.786270828023446) translate (27.063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2" draw:text-style-name="P2" draw:layer="layout" svg:x1="4.451cm" svg:y1="7.614cm" svg:x2="6.991cm" svg:y2="7.614cm">
          <text:p/>
        </draw:line>
        <draw:line draw:style-name="gr3" draw:text-style-name="P2" draw:layer="layout" svg:x1="1.911cm" svg:y1="5.074cm" svg:x2="4.451cm" svg:y2="5.074cm">
          <text:p/>
        </draw:line>
        <draw:line draw:style-name="gr16" draw:text-style-name="P3" draw:layer="layout" svg:x1="3.321cm" svg:y1="5.088cm" svg:x2="5.861cm" svg:y2="7.628cm">
          <text:p/>
        </draw:line>
        <draw:line draw:style-name="gr15" draw:text-style-name="P3" draw:layer="layout" svg:x1="3.358cm" svg:y1="4.997cm" svg:x2="5.773cm" svg:y2="2.583cm">
          <text:p/>
        </draw:line>
        <draw:line draw:style-name="gr12" draw:text-style-name="P3" draw:layer="layout" svg:x1="0.865cm" svg:y1="7.54cm" svg:x2="3.28cm" svg:y2="5.126cm">
          <text:p/>
        </draw:line>
        <draw:line draw:style-name="gr2" draw:text-style-name="P2" draw:layer="layout" svg:x1="9.538cm" svg:y1="7.614cm" svg:x2="12.078cm" svg:y2="7.614cm">
          <text:p/>
        </draw:line>
        <draw:line draw:style-name="gr3" draw:text-style-name="P2" draw:layer="layout" svg:x1="6.998cm" svg:y1="5.074cm" svg:x2="9.538cm" svg:y2="5.074cm">
          <text:p/>
        </draw:line>
        <draw:line draw:style-name="gr11" draw:text-style-name="P3" draw:layer="layout" svg:x1="8.409cm" svg:y1="5.088cm" svg:x2="10.949cm" svg:y2="7.628cm">
          <text:p/>
        </draw:line>
        <draw:line draw:style-name="gr15" draw:text-style-name="P3" draw:layer="layout" svg:x1="8.445cm" svg:y1="4.997cm" svg:x2="10.86cm" svg:y2="2.583cm">
          <text:p/>
        </draw:line>
        <draw:line draw:style-name="gr16" draw:text-style-name="P3" draw:layer="layout" svg:x1="5.951cm" svg:y1="7.54cm" svg:x2="8.366cm" svg:y2="5.126cm">
          <text:p/>
        </draw:line>
        <draw:line draw:style-name="gr2" draw:text-style-name="P2" draw:layer="layout" svg:x1="14.618cm" svg:y1="7.614cm" svg:x2="17.158cm" svg:y2="7.614cm">
          <text:p/>
        </draw:line>
        <draw:line draw:style-name="gr3" draw:text-style-name="P2" draw:layer="layout" svg:x1="12.078cm" svg:y1="5.074cm" svg:x2="14.618cm" svg:y2="5.074cm">
          <text:p/>
        </draw:line>
        <draw:line draw:style-name="gr7" draw:text-style-name="P3" draw:layer="layout" svg:x1="13.489cm" svg:y1="5.088cm" svg:x2="16.029cm" svg:y2="7.628cm">
          <text:p/>
        </draw:line>
        <draw:line draw:style-name="gr15" draw:text-style-name="P3" draw:layer="layout" svg:x1="13.525cm" svg:y1="4.997cm" svg:x2="15.94cm" svg:y2="2.583cm">
          <text:p/>
        </draw:line>
        <draw:line draw:style-name="gr11" draw:text-style-name="P3" draw:layer="layout" svg:x1="11.031cm" svg:y1="7.54cm" svg:x2="13.446cm" svg:y2="5.126cm">
          <text:p/>
        </draw:line>
        <draw:line draw:style-name="gr2" draw:text-style-name="P2" draw:layer="layout" svg:x1="19.698cm" svg:y1="7.614cm" svg:x2="22.238cm" svg:y2="7.614cm">
          <text:p/>
        </draw:line>
        <draw:line draw:style-name="gr3" draw:text-style-name="P2" draw:layer="layout" svg:x1="17.158cm" svg:y1="5.074cm" svg:x2="19.698cm" svg:y2="5.074cm">
          <text:p/>
        </draw:line>
        <draw:line draw:style-name="gr17" draw:text-style-name="P3" draw:layer="layout" svg:x1="18.569cm" svg:y1="5.088cm" svg:x2="21.109cm" svg:y2="7.628cm">
          <text:p/>
        </draw:line>
        <draw:line draw:style-name="gr15" draw:text-style-name="P3" draw:layer="layout" svg:x1="18.605cm" svg:y1="4.997cm" svg:x2="21.02cm" svg:y2="2.583cm">
          <text:p/>
        </draw:line>
        <draw:line draw:style-name="gr7" draw:text-style-name="P3" draw:layer="layout" svg:x1="16.111cm" svg:y1="7.54cm" svg:x2="18.526cm" svg:y2="5.126cm">
          <text:p/>
        </draw:line>
        <draw:line draw:style-name="gr3" draw:text-style-name="P2" draw:layer="layout" svg:x1="22.238cm" svg:y1="5.074cm" svg:x2="24.778cm" svg:y2="5.074cm">
          <text:p/>
        </draw:line>
        <draw:line draw:style-name="gr13" draw:text-style-name="P3" draw:layer="layout" svg:x1="23.649cm" svg:y1="5.088cm" svg:x2="26.189cm" svg:y2="7.628cm">
          <text:p/>
        </draw:line>
        <draw:line draw:style-name="gr15" draw:text-style-name="P3" draw:layer="layout" svg:x1="23.685cm" svg:y1="4.997cm" svg:x2="26.1cm" svg:y2="2.583cm">
          <text:p/>
        </draw:line>
        <draw:line draw:style-name="gr17" draw:text-style-name="P3" draw:layer="layout" svg:x1="21.191cm" svg:y1="7.54cm" svg:x2="23.606cm" svg:y2="5.126cm">
          <text:p/>
        </draw:line>
        <draw:custom-shape draw:style-name="gr18" draw:text-style-name="P4" draw:layer="layout" svg:width="1.525cm" svg:height="1.525cm" draw:transform="rotate (0.785398163397448) translate (5.19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525cm" svg:height="1.525cm" draw:transform="rotate (0.785398163397448) translate (10.268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525cm" svg:height="1.525cm" draw:transform="rotate (0.785398163397448) translate (15.373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525cm" svg:height="1.525cm" draw:transform="rotate (0.785398163397448) translate (20.453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525cm" svg:height="1.525cm" draw:transform="rotate (0.785398163397448) translate (25.533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2" draw:text-style-name="P2" draw:layer="layout" svg:x1="4.475cm" svg:y1="7.62cm" svg:x2="7.015cm" svg:y2="7.62cm">
          <text:p/>
        </draw:line>
        <draw:line draw:style-name="gr3" draw:text-style-name="P2" draw:layer="layout" svg:x1="1.935cm" svg:y1="5.08cm" svg:x2="4.475cm" svg:y2="5.08cm">
          <text:p/>
        </draw:line>
        <draw:line draw:style-name="gr2" draw:text-style-name="P2" draw:layer="layout" svg:x1="9.555cm" svg:y1="7.62cm" svg:x2="12.095cm" svg:y2="7.62cm">
          <text:p/>
        </draw:line>
        <draw:line draw:style-name="gr3" draw:text-style-name="P2" draw:layer="layout" svg:x1="7.015cm" svg:y1="5.08cm" svg:x2="9.555cm" svg:y2="5.08cm">
          <text:p/>
        </draw:line>
        <draw:line draw:style-name="gr2" draw:text-style-name="P2" draw:layer="layout" svg:x1="19.715cm" svg:y1="7.62cm" svg:x2="22.255cm" svg:y2="7.62cm">
          <text:p/>
        </draw:line>
        <draw:line draw:style-name="gr3" draw:text-style-name="P2" draw:layer="layout" svg:x1="22.255cm" svg:y1="5.08cm" svg:x2="24.795cm" svg:y2="5.08cm">
          <text:p/>
        </draw:line>
        <draw:frame draw:style-name="gr4" draw:text-style-name="P2" draw:layer="layout" svg:width="2.536cm" svg:height="2.804cm" draw:transform="skewX (-0.000349065850398974) rotate (-0.786270828023446) translate (27.087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2" draw:text-style-name="P2" draw:layer="layout" svg:x1="4.475cm" svg:y1="7.614cm" svg:x2="7.015cm" svg:y2="7.614cm">
          <text:p/>
        </draw:line>
        <draw:line draw:style-name="gr3" draw:text-style-name="P2" draw:layer="layout" svg:x1="1.935cm" svg:y1="5.074cm" svg:x2="4.475cm" svg:y2="5.074cm">
          <text:p/>
        </draw:line>
        <draw:line draw:style-name="gr19" draw:text-style-name="P3" draw:layer="layout" svg:x1="3.345cm" svg:y1="5.088cm" svg:x2="5.885cm" svg:y2="7.628cm">
          <text:p/>
        </draw:line>
        <draw:line draw:style-name="gr20" draw:text-style-name="P3" draw:layer="layout" svg:x1="3.382cm" svg:y1="4.997cm" svg:x2="5.797cm" svg:y2="2.583cm">
          <text:p/>
        </draw:line>
        <draw:line draw:style-name="gr12" draw:text-style-name="P3" draw:layer="layout" svg:x1="0.889cm" svg:y1="7.54cm" svg:x2="3.304cm" svg:y2="5.126cm">
          <text:p/>
        </draw:line>
        <draw:line draw:style-name="gr2" draw:text-style-name="P2" draw:layer="layout" svg:x1="9.562cm" svg:y1="7.614cm" svg:x2="12.102cm" svg:y2="7.614cm">
          <text:p/>
        </draw:line>
        <draw:line draw:style-name="gr3" draw:text-style-name="P2" draw:layer="layout" svg:x1="7.022cm" svg:y1="5.074cm" svg:x2="9.562cm" svg:y2="5.074cm">
          <text:p/>
        </draw:line>
        <draw:line draw:style-name="gr21" draw:text-style-name="P3" draw:layer="layout" svg:x1="8.433cm" svg:y1="5.088cm" svg:x2="10.973cm" svg:y2="7.628cm">
          <text:p/>
        </draw:line>
        <draw:line draw:style-name="gr20" draw:text-style-name="P3" draw:layer="layout" svg:x1="8.469cm" svg:y1="4.997cm" svg:x2="10.884cm" svg:y2="2.583cm">
          <text:p/>
        </draw:line>
        <draw:line draw:style-name="gr19" draw:text-style-name="P3" draw:layer="layout" svg:x1="5.975cm" svg:y1="7.54cm" svg:x2="8.39cm" svg:y2="5.126cm">
          <text:p/>
        </draw:line>
        <draw:line draw:style-name="gr2" draw:text-style-name="P2" draw:layer="layout" svg:x1="19.722cm" svg:y1="7.614cm" svg:x2="22.262cm" svg:y2="7.614cm">
          <text:p/>
        </draw:line>
        <draw:line draw:style-name="gr21" draw:text-style-name="P3" draw:layer="layout" svg:x1="18.593cm" svg:y1="5.088cm" svg:x2="21.133cm" svg:y2="7.628cm">
          <text:p/>
        </draw:line>
        <draw:line draw:style-name="gr20" draw:text-style-name="P3" draw:layer="layout" svg:x1="18.629cm" svg:y1="4.997cm" svg:x2="21.044cm" svg:y2="2.583cm">
          <text:p/>
        </draw:line>
        <draw:line draw:style-name="gr3" draw:text-style-name="P2" draw:layer="layout" svg:x1="22.262cm" svg:y1="5.074cm" svg:x2="24.802cm" svg:y2="5.074cm">
          <text:p/>
        </draw:line>
        <draw:line draw:style-name="gr22" draw:text-style-name="P3" draw:layer="layout" svg:x1="23.673cm" svg:y1="5.088cm" svg:x2="26.213cm" svg:y2="7.628cm">
          <text:p/>
        </draw:line>
        <draw:line draw:style-name="gr20" draw:text-style-name="P3" draw:layer="layout" svg:x1="23.709cm" svg:y1="4.997cm" svg:x2="26.124cm" svg:y2="2.583cm">
          <text:p/>
        </draw:line>
        <draw:line draw:style-name="gr22" draw:text-style-name="P3" draw:layer="layout" svg:x1="21.215cm" svg:y1="7.54cm" svg:x2="23.63cm" svg:y2="5.126cm">
          <text:p/>
        </draw:line>
        <draw:custom-shape draw:style-name="gr9" draw:text-style-name="P4" draw:layer="layout" svg:width="1.525cm" svg:height="1.525cm" draw:transform="rotate (0.785398163397448) translate (5.214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.525cm" svg:height="1.525cm" draw:transform="rotate (0.785398163397448) translate (10.292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.525cm" svg:height="1.525cm" draw:transform="rotate (0.785398163397448) translate (20.477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.525cm" svg:height="1.525cm" draw:transform="rotate (0.785398163397448) translate (25.557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7" draw:layer="layout" svg:width="5.587cm" svg:height="11.606cm" svg:x="11.841cm" svg:y="2.032cm">
          <draw:text-box>
            <text:p text:style-name="P6"><text:span text:style-name="T1">. . .</text:span></text:p>
          </draw:text-box>
        </draw:frame>
        <draw:frame draw:style-name="gr1" draw:text-style-name="P1" draw:layer="layout" svg:width="27.737cm" svg:height="6.096cm" svg:x="0cm" svg:y="9.754cm">
          <draw:image xlink:href="Pictures/100002010000049300000101902C3C489979E595.png" xlink:type="simple" xlink:show="embed" xlink:actuate="onLoad" loext:mime-type="image/png">
            <text:p/>
          </draw:image>
        </draw:frame>
        <draw:custom-shape draw:style-name="gr24" draw:text-style-name="P8" draw:layer="layout" svg:width="0.508cm" svg:height="0.508cm" svg:x="25.398cm" svg:y="13.432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2.032cm" svg:height="1.195cm" svg:x="1.424cm" svg:y="11.13cm">
          <draw:text-box>
            <text:p text:style-name="P9"><text:span text:style-name="T2">q</text:span><text:span text:style-name="T3">N</text:span></text:p>
          </draw:text-box>
        </draw:frame>
        <draw:frame draw:style-name="gr26" draw:text-style-name="P12" draw:layer="layout" svg:width="2.032cm" svg:height="1.352cm" svg:x="1.27cm" svg:y="13.28cm">
          <draw:text-box>
            <text:p text:style-name="P11"><text:span text:style-name="T4">c</text:span><text:span text:style-name="T5">N</text:span></text:p>
          </draw:text-box>
        </draw:frame>
        <draw:frame draw:style-name="gr27" draw:text-style-name="P13" draw:layer="layout" svg:width="6.35cm" svg:height="6.018cm" svg:x="12.7cm" svg:y="8.968cm">
          <draw:text-box>
            <text:p><text:span text:style-name="T1">. . .</text:span></text:p>
          </draw:text-box>
        </draw:frame>
        <draw:custom-shape draw:style-name="gr28" draw:text-style-name="P14" draw:layer="layout" svg:width="0.254cm" svg:height="0.408cm" svg:x="4.827cm" svg:y="12.139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0.807cm" svg:height="0.725cm" svg:x="4.622cm" svg:y="11.977cm">
          <draw:text-box>
            <text:p><text:span text:style-name="T6">N</text:span></text:p>
          </draw:text-box>
        </draw:frame>
        <draw:custom-shape draw:style-name="gr28" draw:text-style-name="P14" draw:layer="layout" svg:width="0.254cm" svg:height="0.408cm" svg:x="9.327cm" svg:y="12.139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0.807cm" svg:height="0.725cm" svg:x="9.122cm" svg:y="11.977cm">
          <draw:text-box>
            <text:p><text:span text:style-name="T6">N</text:span></text:p>
          </draw:text-box>
        </draw:frame>
        <draw:custom-shape draw:style-name="gr28" draw:text-style-name="P14" draw:layer="layout" svg:width="0.254cm" svg:height="0.408cm" svg:x="22.76cm" svg:y="12.139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0.807cm" svg:height="0.725cm" svg:x="22.555cm" svg:y="11.977cm">
          <draw:text-box>
            <text:p><text:span text:style-name="T6">N</text:span></text:p>
          </draw:text-box>
        </draw:frame>
        <draw:frame draw:style-name="gr30" draw:text-style-name="P17" draw:layer="layout" svg:width="1.016cm" svg:height="0.839cm" svg:x="25.222cm" svg:y="13.21cm">
          <draw:text-box>
            <text:p text:style-name="P16">N</text:p>
          </draw:text-box>
        </draw:frame>
        <draw:custom-shape draw:style-name="gr31" draw:text-style-name="P8" draw:layer="layout" svg:width="0.508cm" svg:height="0.762cm" svg:x="20.828cm" svg:y="13.208cm">
          <text:p/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1.884cm" svg:height="1.427cm" svg:x="20.722cm" svg:y="13.211cm">
          <draw:text-box>
            <text:p text:style-name="P16">N-1</text:p>
          </draw:text-box>
        </draw:frame>
        <presentation:notes draw:style-name="dp1">
          <draw:page-thumbnail draw:style-name="gr10" draw:layer="layout" svg:width="18.624cm" svg:height="10.476cm" svg:x="1.482cm" svg:y="2.123cm" draw:page-number="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2" draw:text-style-name="P2" draw:layer="layout" svg:x1="19.725cm" svg:y1="1.022cm" svg:x2="22.265cm" svg:y2="1.022cm">
          <text:p/>
        </draw:line>
        <draw:line draw:style-name="gr2" draw:text-style-name="P2" draw:layer="layout" svg:x1="19.725cm" svg:y1="6.102cm" svg:x2="22.265cm" svg:y2="6.102cm">
          <text:p/>
        </draw:line>
        <draw:line draw:style-name="gr3" draw:text-style-name="P2" draw:layer="layout" svg:x1="17.185cm" svg:y1="3.562cm" svg:x2="19.725cm" svg:y2="3.562cm">
          <text:p/>
        </draw:line>
        <draw:line draw:style-name="gr3" draw:text-style-name="P2" draw:layer="layout" svg:x1="22.265cm" svg:y1="3.562cm" svg:x2="24.805cm" svg:y2="3.562cm">
          <text:p/>
        </draw:line>
        <draw:frame draw:style-name="gr4" draw:text-style-name="P2" draw:layer="layout" svg:width="2.536cm" svg:height="2.804cm" draw:transform="skewX (-0.000349065850398974) rotate (-0.786270828023446) translate (27.097cm 5.132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2" draw:text-style-name="P2" draw:layer="layout" svg:x1="19.732cm" svg:y1="1.016cm" svg:x2="22.272cm" svg:y2="1.016cm">
          <text:p/>
        </draw:line>
        <draw:line draw:style-name="gr2" draw:text-style-name="P2" draw:layer="layout" svg:x1="19.732cm" svg:y1="6.096cm" svg:x2="22.272cm" svg:y2="6.096cm">
          <text:p/>
        </draw:line>
        <draw:line draw:style-name="gr3" draw:text-style-name="P2" draw:layer="layout" svg:x1="17.192cm" svg:y1="3.556cm" svg:x2="19.732cm" svg:y2="3.556cm">
          <text:p/>
        </draw:line>
        <draw:line draw:style-name="gr33" draw:text-style-name="P3" draw:layer="layout" svg:x1="18.603cm" svg:y1="3.57cm" svg:x2="21.143cm" svg:y2="6.11cm">
          <text:p/>
        </draw:line>
        <draw:line draw:style-name="gr8" draw:text-style-name="P3" draw:layer="layout" svg:x1="18.639cm" svg:y1="3.479cm" svg:x2="21.054cm" svg:y2="1.065cm">
          <text:p/>
        </draw:line>
        <draw:line draw:style-name="gr12" draw:text-style-name="P3" draw:layer="layout" svg:x1="16.145cm" svg:y1="6.022cm" svg:x2="18.56cm" svg:y2="3.608cm">
          <text:p/>
        </draw:line>
        <draw:line draw:style-name="gr3" draw:text-style-name="P2" draw:layer="layout" svg:x1="22.272cm" svg:y1="3.556cm" svg:x2="24.812cm" svg:y2="3.556cm">
          <text:p/>
        </draw:line>
        <draw:line draw:style-name="gr8" draw:text-style-name="P3" draw:layer="layout" svg:x1="23.683cm" svg:y1="3.57cm" svg:x2="26.223cm" svg:y2="6.11cm">
          <text:p/>
        </draw:line>
        <draw:line draw:style-name="gr33" draw:text-style-name="P3" draw:layer="layout" svg:x1="23.741cm" svg:y1="3.479cm" svg:x2="26.156cm" svg:y2="1.065cm">
          <text:p/>
        </draw:line>
        <draw:line draw:style-name="gr33" draw:text-style-name="P3" draw:layer="layout" svg:x1="21.225cm" svg:y1="6.022cm" svg:x2="23.64cm" svg:y2="3.608cm">
          <text:p/>
        </draw:line>
        <draw:line draw:style-name="gr8" draw:text-style-name="P3" draw:layer="layout" svg:x1="21.125cm" svg:y1="1.066cm" svg:x2="23.539cm" svg:y2="3.481cm">
          <text:p/>
        </draw:line>
        <draw:frame draw:style-name="gr1" draw:text-style-name="P1" draw:layer="layout" svg:width="14.351cm" svg:height="6.096cm" svg:x="13.649cm" svg:y="9.654cm">
          <draw:image xlink:href="Pictures/10000201000002BA0000010142B50D65C230F732.png" xlink:type="simple" xlink:show="embed" xlink:actuate="onLoad" loext:mime-type="image/png">
            <text:p/>
          </draw:image>
        </draw:frame>
        <presentation:notes draw:style-name="dp1">
          <draw:page-thumbnail draw:style-name="gr10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2" draw:text-style-name="P2" draw:layer="layout" svg:x1="14.637cm" svg:y1="1.022cm" svg:x2="17.177cm" svg:y2="1.022cm">
          <text:p/>
        </draw:line>
        <draw:line draw:style-name="gr2" draw:text-style-name="P2" draw:layer="layout" svg:x1="14.637cm" svg:y1="6.102cm" svg:x2="17.177cm" svg:y2="6.102cm">
          <text:p/>
        </draw:line>
        <draw:line draw:style-name="gr3" draw:text-style-name="P2" draw:layer="layout" svg:x1="12.097cm" svg:y1="3.562cm" svg:x2="14.637cm" svg:y2="3.562cm">
          <text:p/>
        </draw:line>
        <draw:line draw:style-name="gr2" draw:text-style-name="P2" draw:layer="layout" svg:x1="19.717cm" svg:y1="1.022cm" svg:x2="22.257cm" svg:y2="1.022cm">
          <text:p/>
        </draw:line>
        <draw:line draw:style-name="gr2" draw:text-style-name="P2" draw:layer="layout" svg:x1="19.717cm" svg:y1="6.102cm" svg:x2="22.257cm" svg:y2="6.102cm">
          <text:p/>
        </draw:line>
        <draw:line draw:style-name="gr3" draw:text-style-name="P2" draw:layer="layout" svg:x1="17.177cm" svg:y1="3.562cm" svg:x2="19.717cm" svg:y2="3.562cm">
          <text:p/>
        </draw:line>
        <draw:line draw:style-name="gr3" draw:text-style-name="P2" draw:layer="layout" svg:x1="22.257cm" svg:y1="3.562cm" svg:x2="24.797cm" svg:y2="3.562cm">
          <text:p/>
        </draw:line>
        <draw:frame draw:style-name="gr4" draw:text-style-name="P2" draw:layer="layout" svg:width="2.536cm" svg:height="2.804cm" draw:transform="skewX (-0.000349065850398974) rotate (-0.786270828023446) translate (27.089cm 5.132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2" draw:text-style-name="P2" draw:layer="layout" svg:x1="14.644cm" svg:y1="1.016cm" svg:x2="17.184cm" svg:y2="1.016cm">
          <text:p/>
        </draw:line>
        <draw:line draw:style-name="gr2" draw:text-style-name="P2" draw:layer="layout" svg:x1="14.644cm" svg:y1="6.096cm" svg:x2="17.184cm" svg:y2="6.096cm">
          <text:p/>
        </draw:line>
        <draw:line draw:style-name="gr3" draw:text-style-name="P2" draw:layer="layout" svg:x1="12.104cm" svg:y1="3.556cm" svg:x2="14.644cm" svg:y2="3.556cm">
          <text:p/>
        </draw:line>
        <draw:line draw:style-name="gr5" draw:text-style-name="P3" draw:layer="layout" svg:x1="13.515cm" svg:y1="3.57cm" svg:x2="16.055cm" svg:y2="6.11cm">
          <text:p/>
        </draw:line>
        <draw:line draw:style-name="gr13" draw:text-style-name="P3" draw:layer="layout" svg:x1="13.551cm" svg:y1="3.479cm" svg:x2="15.966cm" svg:y2="1.065cm">
          <text:p/>
        </draw:line>
        <draw:line draw:style-name="gr12" draw:text-style-name="P3" draw:layer="layout" svg:x1="11.057cm" svg:y1="6.022cm" svg:x2="13.472cm" svg:y2="3.608cm">
          <text:p/>
        </draw:line>
        <draw:line draw:style-name="gr2" draw:text-style-name="P2" draw:layer="layout" svg:x1="19.724cm" svg:y1="1.016cm" svg:x2="22.264cm" svg:y2="1.016cm">
          <text:p/>
        </draw:line>
        <draw:line draw:style-name="gr2" draw:text-style-name="P2" draw:layer="layout" svg:x1="19.724cm" svg:y1="6.096cm" svg:x2="22.264cm" svg:y2="6.096cm">
          <text:p/>
        </draw:line>
        <draw:line draw:style-name="gr3" draw:text-style-name="P2" draw:layer="layout" svg:x1="17.184cm" svg:y1="3.556cm" svg:x2="19.724cm" svg:y2="3.556cm">
          <text:p/>
        </draw:line>
        <draw:line draw:style-name="gr6" draw:text-style-name="P3" draw:layer="layout" svg:x1="18.595cm" svg:y1="3.57cm" svg:x2="21.135cm" svg:y2="6.11cm">
          <text:p/>
        </draw:line>
        <draw:line draw:style-name="gr11" draw:text-style-name="P3" draw:layer="layout" svg:x1="18.631cm" svg:y1="3.479cm" svg:x2="21.046cm" svg:y2="1.065cm">
          <text:p/>
        </draw:line>
        <draw:line draw:style-name="gr5" draw:text-style-name="P3" draw:layer="layout" svg:x1="16.137cm" svg:y1="6.022cm" svg:x2="18.552cm" svg:y2="3.608cm">
          <text:p/>
        </draw:line>
        <draw:line draw:style-name="gr3" draw:text-style-name="P2" draw:layer="layout" svg:x1="22.264cm" svg:y1="3.556cm" svg:x2="24.804cm" svg:y2="3.556cm">
          <text:p/>
        </draw:line>
        <draw:line draw:style-name="gr34" draw:text-style-name="P3" draw:layer="layout" svg:x1="23.675cm" svg:y1="3.57cm" svg:x2="26.215cm" svg:y2="6.11cm">
          <text:p/>
        </draw:line>
        <draw:line draw:style-name="gr11" draw:text-style-name="P3" draw:layer="layout" svg:x1="23.711cm" svg:y1="3.479cm" svg:x2="26.126cm" svg:y2="1.065cm">
          <text:p/>
        </draw:line>
        <draw:line draw:style-name="gr6" draw:text-style-name="P3" draw:layer="layout" svg:x1="21.217cm" svg:y1="6.022cm" svg:x2="23.632cm" svg:y2="3.608cm">
          <text:p/>
        </draw:line>
        <draw:line draw:style-name="gr13" draw:text-style-name="P3" draw:layer="layout" svg:x1="16.117cm" svg:y1="1.066cm" svg:x2="18.531cm" svg:y2="3.481cm">
          <text:p/>
        </draw:line>
        <draw:line draw:style-name="gr11" draw:text-style-name="P3" draw:layer="layout" svg:x1="21.117cm" svg:y1="1.066cm" svg:x2="23.531cm" svg:y2="3.481cm">
          <text:p/>
        </draw:line>
        <draw:frame draw:style-name="gr1" draw:text-style-name="P1" draw:layer="layout" svg:width="18.796cm" svg:height="6.096cm" svg:x="9.144cm" svg:y="9.654cm">
          <draw:image xlink:href="Pictures/100002010000037700000101A6F85DEB804BA843.png" xlink:type="simple" xlink:show="embed" xlink:actuate="onLoad" loext:mime-type="image/png">
            <text:p/>
          </draw:image>
        </draw:frame>
        <presentation:notes draw:style-name="dp1">
          <draw:page-thumbnail draw:style-name="gr10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2" draw:text-style-name="P2" draw:layer="layout" svg:x1="9.564cm" svg:y1="1.022cm" svg:x2="12.104cm" svg:y2="1.022cm">
          <text:p/>
        </draw:line>
        <draw:line draw:style-name="gr2" draw:text-style-name="P2" draw:layer="layout" svg:x1="9.564cm" svg:y1="6.102cm" svg:x2="12.104cm" svg:y2="6.102cm">
          <text:p/>
        </draw:line>
        <draw:line draw:style-name="gr3" draw:text-style-name="P2" draw:layer="layout" svg:x1="7.024cm" svg:y1="3.562cm" svg:x2="9.564cm" svg:y2="3.562cm">
          <text:p/>
        </draw:line>
        <draw:line draw:style-name="gr2" draw:text-style-name="P2" draw:layer="layout" svg:x1="14.644cm" svg:y1="1.022cm" svg:x2="17.184cm" svg:y2="1.022cm">
          <text:p/>
        </draw:line>
        <draw:line draw:style-name="gr2" draw:text-style-name="P2" draw:layer="layout" svg:x1="14.644cm" svg:y1="6.102cm" svg:x2="17.184cm" svg:y2="6.102cm">
          <text:p/>
        </draw:line>
        <draw:line draw:style-name="gr3" draw:text-style-name="P2" draw:layer="layout" svg:x1="12.104cm" svg:y1="3.562cm" svg:x2="14.644cm" svg:y2="3.562cm">
          <text:p/>
        </draw:line>
        <draw:line draw:style-name="gr2" draw:text-style-name="P2" draw:layer="layout" svg:x1="19.724cm" svg:y1="1.022cm" svg:x2="22.264cm" svg:y2="1.022cm">
          <text:p/>
        </draw:line>
        <draw:line draw:style-name="gr2" draw:text-style-name="P2" draw:layer="layout" svg:x1="19.724cm" svg:y1="6.102cm" svg:x2="22.264cm" svg:y2="6.102cm">
          <text:p/>
        </draw:line>
        <draw:line draw:style-name="gr3" draw:text-style-name="P2" draw:layer="layout" svg:x1="17.184cm" svg:y1="3.562cm" svg:x2="19.724cm" svg:y2="3.562cm">
          <text:p/>
        </draw:line>
        <draw:line draw:style-name="gr3" draw:text-style-name="P2" draw:layer="layout" svg:x1="22.264cm" svg:y1="3.562cm" svg:x2="24.804cm" svg:y2="3.562cm">
          <text:p/>
        </draw:line>
        <draw:frame draw:style-name="gr4" draw:text-style-name="P2" draw:layer="layout" svg:width="2.536cm" svg:height="2.804cm" draw:transform="skewX (-0.000349065850398974) rotate (-0.786270828023446) translate (27.089cm 5.132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2" draw:text-style-name="P2" draw:layer="layout" svg:x1="9.564cm" svg:y1="1.016cm" svg:x2="12.104cm" svg:y2="1.016cm">
          <text:p/>
        </draw:line>
        <draw:line draw:style-name="gr2" draw:text-style-name="P2" draw:layer="layout" svg:x1="9.564cm" svg:y1="6.096cm" svg:x2="12.104cm" svg:y2="6.096cm">
          <text:p/>
        </draw:line>
        <draw:line draw:style-name="gr3" draw:text-style-name="P2" draw:layer="layout" svg:x1="7.024cm" svg:y1="3.556cm" svg:x2="9.564cm" svg:y2="3.556cm">
          <text:p/>
        </draw:line>
        <draw:line draw:style-name="gr33" draw:text-style-name="P3" draw:layer="layout" svg:x1="8.435cm" svg:y1="3.57cm" svg:x2="10.975cm" svg:y2="6.11cm">
          <text:p/>
        </draw:line>
        <draw:line draw:style-name="gr8" draw:text-style-name="P3" draw:layer="layout" svg:x1="8.471cm" svg:y1="3.479cm" svg:x2="10.886cm" svg:y2="1.065cm">
          <text:p/>
        </draw:line>
        <draw:line draw:style-name="gr12" draw:text-style-name="P3" draw:layer="layout" svg:x1="5.977cm" svg:y1="6.022cm" svg:x2="8.392cm" svg:y2="3.608cm">
          <text:p/>
        </draw:line>
        <draw:line draw:style-name="gr2" draw:text-style-name="P2" draw:layer="layout" svg:x1="14.649cm" svg:y1="1.016cm" svg:x2="17.189cm" svg:y2="1.016cm">
          <text:p/>
        </draw:line>
        <draw:line draw:style-name="gr2" draw:text-style-name="P2" draw:layer="layout" svg:x1="14.649cm" svg:y1="6.096cm" svg:x2="17.189cm" svg:y2="6.096cm">
          <text:p/>
        </draw:line>
        <draw:line draw:style-name="gr3" draw:text-style-name="P2" draw:layer="layout" svg:x1="12.109cm" svg:y1="3.556cm" svg:x2="14.649cm" svg:y2="3.556cm">
          <text:p/>
        </draw:line>
        <draw:line draw:style-name="gr35" draw:text-style-name="P3" draw:layer="layout" svg:x1="13.52cm" svg:y1="3.57cm" svg:x2="16.06cm" svg:y2="6.11cm">
          <text:p/>
        </draw:line>
        <draw:line draw:style-name="gr35" draw:text-style-name="P3" draw:layer="layout" svg:x1="13.557cm" svg:y1="3.479cm" svg:x2="15.972cm" svg:y2="1.065cm">
          <text:p/>
        </draw:line>
        <draw:line draw:style-name="gr33" draw:text-style-name="P3" draw:layer="layout" svg:x1="11.062cm" svg:y1="6.022cm" svg:x2="13.477cm" svg:y2="3.608cm">
          <text:p/>
        </draw:line>
        <draw:line draw:style-name="gr2" draw:text-style-name="P2" draw:layer="layout" svg:x1="19.729cm" svg:y1="1.016cm" svg:x2="22.269cm" svg:y2="1.016cm">
          <text:p/>
        </draw:line>
        <draw:line draw:style-name="gr2" draw:text-style-name="P2" draw:layer="layout" svg:x1="19.729cm" svg:y1="6.096cm" svg:x2="22.269cm" svg:y2="6.096cm">
          <text:p/>
        </draw:line>
        <draw:line draw:style-name="gr3" draw:text-style-name="P2" draw:layer="layout" svg:x1="17.189cm" svg:y1="3.556cm" svg:x2="19.729cm" svg:y2="3.556cm">
          <text:p/>
        </draw:line>
        <draw:line draw:style-name="gr8" draw:text-style-name="P3" draw:layer="layout" svg:x1="18.6cm" svg:y1="3.57cm" svg:x2="21.14cm" svg:y2="6.11cm">
          <text:p/>
        </draw:line>
        <draw:line draw:style-name="gr33" draw:text-style-name="P3" draw:layer="layout" svg:x1="18.637cm" svg:y1="3.479cm" svg:x2="21.052cm" svg:y2="1.065cm">
          <text:p/>
        </draw:line>
        <draw:line draw:style-name="gr35" draw:text-style-name="P3" draw:layer="layout" svg:x1="16.142cm" svg:y1="6.022cm" svg:x2="18.557cm" svg:y2="3.608cm">
          <text:p/>
        </draw:line>
        <draw:line draw:style-name="gr3" draw:text-style-name="P2" draw:layer="layout" svg:x1="22.269cm" svg:y1="3.556cm" svg:x2="24.809cm" svg:y2="3.556cm">
          <text:p/>
        </draw:line>
        <draw:line draw:style-name="gr15" draw:text-style-name="P3" draw:layer="layout" svg:x1="23.68cm" svg:y1="3.57cm" svg:x2="26.22cm" svg:y2="6.11cm">
          <text:p/>
        </draw:line>
        <draw:line draw:style-name="gr16" draw:text-style-name="P3" draw:layer="layout" svg:x1="23.717cm" svg:y1="3.479cm" svg:x2="26.132cm" svg:y2="1.065cm">
          <text:p/>
        </draw:line>
        <draw:line draw:style-name="gr8" draw:text-style-name="P3" draw:layer="layout" svg:x1="21.222cm" svg:y1="6.022cm" svg:x2="23.637cm" svg:y2="3.608cm">
          <text:p/>
        </draw:line>
        <draw:line draw:style-name="gr8" draw:text-style-name="P3" draw:layer="layout" svg:x1="11.029cm" svg:y1="1.092cm" svg:x2="13.443cm" svg:y2="3.507cm">
          <text:p/>
        </draw:line>
        <draw:line draw:style-name="gr35" draw:text-style-name="P3" draw:layer="layout" svg:x1="16.104cm" svg:y1="1.066cm" svg:x2="18.518cm" svg:y2="3.481cm">
          <text:p/>
        </draw:line>
        <draw:line draw:style-name="gr17" draw:text-style-name="P3" draw:layer="layout" svg:x1="21.204cm" svg:y1="1.066cm" svg:x2="23.618cm" svg:y2="3.481cm">
          <text:p/>
        </draw:line>
        <draw:frame draw:style-name="gr1" draw:text-style-name="P1" draw:layer="layout" svg:width="23.292cm" svg:height="6.096cm" svg:x="4.618cm" svg:y="9.652cm">
          <draw:image xlink:href="Pictures/1000020100000435000001012DE43F5A4FAC817A.png" xlink:type="simple" xlink:show="embed" xlink:actuate="onLoad" loext:mime-type="image/png">
            <text:p/>
          </draw:image>
        </draw:frame>
        <presentation:notes draw:style-name="dp1">
          <draw:page-thumbnail draw:style-name="gr10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2" draw:text-style-name="P2" draw:layer="layout" svg:x1="4.484cm" svg:y1="1.022cm" svg:x2="7.024cm" svg:y2="1.022cm">
          <text:p/>
        </draw:line>
        <draw:line draw:style-name="gr2" draw:text-style-name="P2" draw:layer="layout" svg:x1="4.484cm" svg:y1="6.102cm" svg:x2="7.024cm" svg:y2="6.102cm">
          <text:p/>
        </draw:line>
        <draw:line draw:style-name="gr3" draw:text-style-name="P2" draw:layer="layout" svg:x1="1.944cm" svg:y1="3.562cm" svg:x2="4.484cm" svg:y2="3.562cm">
          <text:p/>
        </draw:line>
        <draw:line draw:style-name="gr2" draw:text-style-name="P2" draw:layer="layout" svg:x1="9.564cm" svg:y1="1.022cm" svg:x2="12.104cm" svg:y2="1.022cm">
          <text:p/>
        </draw:line>
        <draw:line draw:style-name="gr2" draw:text-style-name="P2" draw:layer="layout" svg:x1="9.564cm" svg:y1="6.102cm" svg:x2="12.104cm" svg:y2="6.102cm">
          <text:p/>
        </draw:line>
        <draw:line draw:style-name="gr3" draw:text-style-name="P2" draw:layer="layout" svg:x1="7.024cm" svg:y1="3.562cm" svg:x2="9.564cm" svg:y2="3.562cm">
          <text:p/>
        </draw:line>
        <draw:line draw:style-name="gr2" draw:text-style-name="P2" draw:layer="layout" svg:x1="14.644cm" svg:y1="1.022cm" svg:x2="17.184cm" svg:y2="1.022cm">
          <text:p/>
        </draw:line>
        <draw:line draw:style-name="gr2" draw:text-style-name="P2" draw:layer="layout" svg:x1="14.644cm" svg:y1="6.102cm" svg:x2="17.184cm" svg:y2="6.102cm">
          <text:p/>
        </draw:line>
        <draw:line draw:style-name="gr3" draw:text-style-name="P2" draw:layer="layout" svg:x1="12.104cm" svg:y1="3.562cm" svg:x2="14.644cm" svg:y2="3.562cm">
          <text:p/>
        </draw:line>
        <draw:line draw:style-name="gr2" draw:text-style-name="P2" draw:layer="layout" svg:x1="19.724cm" svg:y1="1.022cm" svg:x2="22.264cm" svg:y2="1.022cm">
          <text:p/>
        </draw:line>
        <draw:line draw:style-name="gr2" draw:text-style-name="P2" draw:layer="layout" svg:x1="19.724cm" svg:y1="6.102cm" svg:x2="22.264cm" svg:y2="6.102cm">
          <text:p/>
        </draw:line>
        <draw:line draw:style-name="gr3" draw:text-style-name="P2" draw:layer="layout" svg:x1="17.184cm" svg:y1="3.562cm" svg:x2="19.724cm" svg:y2="3.562cm">
          <text:p/>
        </draw:line>
        <draw:line draw:style-name="gr3" draw:text-style-name="P2" draw:layer="layout" svg:x1="22.264cm" svg:y1="3.562cm" svg:x2="24.804cm" svg:y2="3.562cm">
          <text:p/>
        </draw:line>
        <draw:frame draw:style-name="gr4" draw:text-style-name="P2" draw:layer="layout" svg:width="2.536cm" svg:height="2.804cm" draw:transform="skewX (-0.000349065850398974) rotate (-0.786270828023446) translate (27.089cm 5.132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2" draw:text-style-name="P2" draw:layer="layout" svg:x1="4.484cm" svg:y1="1.016cm" svg:x2="7.024cm" svg:y2="1.016cm">
          <text:p/>
        </draw:line>
        <draw:line draw:style-name="gr2" draw:text-style-name="P2" draw:layer="layout" svg:x1="4.484cm" svg:y1="6.096cm" svg:x2="7.024cm" svg:y2="6.096cm">
          <text:p/>
        </draw:line>
        <draw:line draw:style-name="gr3" draw:text-style-name="P2" draw:layer="layout" svg:x1="1.944cm" svg:y1="3.556cm" svg:x2="4.484cm" svg:y2="3.556cm">
          <text:p/>
        </draw:line>
        <draw:line draw:style-name="gr11" draw:text-style-name="P3" draw:layer="layout" svg:x1="3.355cm" svg:y1="3.57cm" svg:x2="5.895cm" svg:y2="6.11cm">
          <text:p/>
        </draw:line>
        <draw:line draw:style-name="gr34" draw:text-style-name="P3" draw:layer="layout" svg:x1="3.391cm" svg:y1="3.479cm" svg:x2="5.806cm" svg:y2="1.065cm">
          <text:p/>
        </draw:line>
        <draw:line draw:style-name="gr12" draw:text-style-name="P3" draw:layer="layout" svg:x1="0.897cm" svg:y1="6.022cm" svg:x2="3.312cm" svg:y2="3.608cm">
          <text:p/>
        </draw:line>
        <draw:line draw:style-name="gr2" draw:text-style-name="P2" draw:layer="layout" svg:x1="9.569cm" svg:y1="1.016cm" svg:x2="12.109cm" svg:y2="1.016cm">
          <text:p/>
        </draw:line>
        <draw:line draw:style-name="gr2" draw:text-style-name="P2" draw:layer="layout" svg:x1="9.569cm" svg:y1="6.096cm" svg:x2="12.109cm" svg:y2="6.096cm">
          <text:p/>
        </draw:line>
        <draw:line draw:style-name="gr3" draw:text-style-name="P2" draw:layer="layout" svg:x1="7.029cm" svg:y1="3.556cm" svg:x2="9.569cm" svg:y2="3.556cm">
          <text:p/>
        </draw:line>
        <draw:line draw:style-name="gr35" draw:text-style-name="P3" draw:layer="layout" svg:x1="8.44cm" svg:y1="3.57cm" svg:x2="10.98cm" svg:y2="6.11cm">
          <text:p/>
        </draw:line>
        <draw:line draw:style-name="gr36" draw:text-style-name="P3" draw:layer="layout" svg:x1="8.477cm" svg:y1="3.479cm" svg:x2="10.892cm" svg:y2="1.065cm">
          <text:p/>
        </draw:line>
        <draw:line draw:style-name="gr11" draw:text-style-name="P3" draw:layer="layout" svg:x1="5.982cm" svg:y1="6.022cm" svg:x2="8.397cm" svg:y2="3.608cm">
          <text:p/>
        </draw:line>
        <draw:line draw:style-name="gr2" draw:text-style-name="P2" draw:layer="layout" svg:x1="14.649cm" svg:y1="1.016cm" svg:x2="17.189cm" svg:y2="1.016cm">
          <text:p/>
        </draw:line>
        <draw:line draw:style-name="gr2" draw:text-style-name="P2" draw:layer="layout" svg:x1="14.649cm" svg:y1="6.096cm" svg:x2="17.189cm" svg:y2="6.096cm">
          <text:p/>
        </draw:line>
        <draw:line draw:style-name="gr3" draw:text-style-name="P2" draw:layer="layout" svg:x1="12.109cm" svg:y1="3.556cm" svg:x2="14.649cm" svg:y2="3.556cm">
          <text:p/>
        </draw:line>
        <draw:line draw:style-name="gr34" draw:text-style-name="P3" draw:layer="layout" svg:x1="13.52cm" svg:y1="3.57cm" svg:x2="16.06cm" svg:y2="6.11cm">
          <text:p/>
        </draw:line>
        <draw:line draw:style-name="gr11" draw:text-style-name="P3" draw:layer="layout" svg:x1="13.557cm" svg:y1="3.479cm" svg:x2="15.972cm" svg:y2="1.065cm">
          <text:p/>
        </draw:line>
        <draw:line draw:style-name="gr35" draw:text-style-name="P3" draw:layer="layout" svg:x1="11.062cm" svg:y1="6.022cm" svg:x2="13.477cm" svg:y2="3.608cm">
          <text:p/>
        </draw:line>
        <draw:line draw:style-name="gr2" draw:text-style-name="P2" draw:layer="layout" svg:x1="19.729cm" svg:y1="1.016cm" svg:x2="22.269cm" svg:y2="1.016cm">
          <text:p/>
        </draw:line>
        <draw:line draw:style-name="gr2" draw:text-style-name="P2" draw:layer="layout" svg:x1="19.729cm" svg:y1="6.096cm" svg:x2="22.269cm" svg:y2="6.096cm">
          <text:p/>
        </draw:line>
        <draw:line draw:style-name="gr3" draw:text-style-name="P2" draw:layer="layout" svg:x1="17.189cm" svg:y1="3.556cm" svg:x2="19.729cm" svg:y2="3.556cm">
          <text:p/>
        </draw:line>
        <draw:line draw:style-name="gr37" draw:text-style-name="P3" draw:layer="layout" svg:x1="18.6cm" svg:y1="3.57cm" svg:x2="21.14cm" svg:y2="6.11cm">
          <text:p/>
        </draw:line>
        <draw:line draw:style-name="gr38" draw:text-style-name="P3" draw:layer="layout" svg:x1="18.637cm" svg:y1="3.479cm" svg:x2="21.052cm" svg:y2="1.065cm">
          <text:p/>
        </draw:line>
        <draw:line draw:style-name="gr34" draw:text-style-name="P3" draw:layer="layout" svg:x1="16.142cm" svg:y1="6.022cm" svg:x2="18.557cm" svg:y2="3.608cm">
          <text:p/>
        </draw:line>
        <draw:line draw:style-name="gr3" draw:text-style-name="P2" draw:layer="layout" svg:x1="22.269cm" svg:y1="3.556cm" svg:x2="24.809cm" svg:y2="3.556cm">
          <text:p/>
        </draw:line>
        <draw:line draw:style-name="gr39" draw:text-style-name="P3" draw:layer="layout" svg:x1="23.675cm" svg:y1="3.57cm" svg:x2="26.215cm" svg:y2="6.11cm">
          <text:p/>
        </draw:line>
        <draw:line draw:style-name="gr19" draw:text-style-name="P3" draw:layer="layout" svg:x1="23.717cm" svg:y1="3.479cm" svg:x2="26.132cm" svg:y2="1.065cm">
          <text:p/>
        </draw:line>
        <draw:line draw:style-name="gr37" draw:text-style-name="P3" draw:layer="layout" svg:x1="21.222cm" svg:y1="6.022cm" svg:x2="23.637cm" svg:y2="3.608cm">
          <text:p/>
        </draw:line>
        <draw:line draw:style-name="gr34" draw:text-style-name="P3" draw:layer="layout" svg:x1="5.949cm" svg:y1="1.092cm" svg:x2="8.363cm" svg:y2="3.507cm">
          <text:p/>
        </draw:line>
        <draw:line draw:style-name="gr36" draw:text-style-name="P3" draw:layer="layout" svg:x1="11.024cm" svg:y1="1.066cm" svg:x2="13.438cm" svg:y2="3.481cm">
          <text:p/>
        </draw:line>
        <draw:line draw:style-name="gr11" draw:text-style-name="P3" draw:layer="layout" svg:x1="16.124cm" svg:y1="1.066cm" svg:x2="18.538cm" svg:y2="3.481cm">
          <text:p/>
        </draw:line>
        <draw:line draw:style-name="gr38" draw:text-style-name="P3" draw:layer="layout" svg:x1="21.224cm" svg:y1="1.066cm" svg:x2="23.638cm" svg:y2="3.481cm">
          <text:p/>
        </draw:line>
        <draw:frame draw:style-name="gr1" draw:text-style-name="P1" draw:layer="layout" svg:width="27.762cm" svg:height="6.096cm" svg:x="0.254cm" svg:y="9.652cm">
          <draw:image xlink:href="Pictures/10000201000004F200000101FE00118D6F244BAA.png" xlink:type="simple" xlink:show="embed" xlink:actuate="onLoad" loext:mime-type="image/png">
            <text:p/>
          </draw:image>
        </draw:frame>
        <presentation:notes draw:style-name="dp1">
          <draw:page-thumbnail draw:style-name="gr10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2" draw:text-style-name="P2" draw:layer="layout" svg:x1="4.477cm" svg:y1="1.022cm" svg:x2="7.017cm" svg:y2="1.022cm">
          <text:p/>
        </draw:line>
        <draw:line draw:style-name="gr2" draw:text-style-name="P2" draw:layer="layout" svg:x1="4.477cm" svg:y1="6.102cm" svg:x2="7.017cm" svg:y2="6.102cm">
          <text:p/>
        </draw:line>
        <draw:line draw:style-name="gr3" draw:text-style-name="P2" draw:layer="layout" svg:x1="1.937cm" svg:y1="3.562cm" svg:x2="4.477cm" svg:y2="3.562cm">
          <text:p/>
        </draw:line>
        <draw:line draw:style-name="gr2" draw:text-style-name="P2" draw:layer="layout" svg:x1="9.557cm" svg:y1="1.022cm" svg:x2="12.097cm" svg:y2="1.022cm">
          <text:p/>
        </draw:line>
        <draw:line draw:style-name="gr2" draw:text-style-name="P2" draw:layer="layout" svg:x1="9.557cm" svg:y1="6.102cm" svg:x2="12.097cm" svg:y2="6.102cm">
          <text:p/>
        </draw:line>
        <draw:line draw:style-name="gr3" draw:text-style-name="P2" draw:layer="layout" svg:x1="7.017cm" svg:y1="3.562cm" svg:x2="9.557cm" svg:y2="3.562cm">
          <text:p/>
        </draw:line>
        <draw:line draw:style-name="gr2" draw:text-style-name="P2" draw:layer="layout" svg:x1="19.717cm" svg:y1="1.022cm" svg:x2="22.257cm" svg:y2="1.022cm">
          <text:p/>
        </draw:line>
        <draw:line draw:style-name="gr2" draw:text-style-name="P2" draw:layer="layout" svg:x1="19.717cm" svg:y1="6.102cm" svg:x2="22.257cm" svg:y2="6.102cm">
          <text:p/>
        </draw:line>
        <draw:line draw:style-name="gr3" draw:text-style-name="P2" draw:layer="layout" svg:x1="22.257cm" svg:y1="3.562cm" svg:x2="24.797cm" svg:y2="3.562cm">
          <text:p/>
        </draw:line>
        <draw:frame draw:style-name="gr4" draw:text-style-name="P2" draw:layer="layout" svg:width="2.536cm" svg:height="2.804cm" draw:transform="skewX (-0.000349065850398974) rotate (-0.786270828023446) translate (27.089cm 5.132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2" draw:text-style-name="P2" draw:layer="layout" svg:x1="4.477cm" svg:y1="1.016cm" svg:x2="7.017cm" svg:y2="1.016cm">
          <text:p/>
        </draw:line>
        <draw:line draw:style-name="gr2" draw:text-style-name="P2" draw:layer="layout" svg:x1="4.477cm" svg:y1="6.096cm" svg:x2="7.017cm" svg:y2="6.096cm">
          <text:p/>
        </draw:line>
        <draw:line draw:style-name="gr3" draw:text-style-name="P2" draw:layer="layout" svg:x1="1.937cm" svg:y1="3.556cm" svg:x2="4.477cm" svg:y2="3.556cm">
          <text:p/>
        </draw:line>
        <draw:line draw:style-name="gr11" draw:text-style-name="P3" draw:layer="layout" svg:x1="3.347cm" svg:y1="3.57cm" svg:x2="5.887cm" svg:y2="6.11cm">
          <text:p/>
        </draw:line>
        <draw:line draw:style-name="gr34" draw:text-style-name="P3" draw:layer="layout" svg:x1="3.384cm" svg:y1="3.479cm" svg:x2="5.799cm" svg:y2="1.065cm">
          <text:p/>
        </draw:line>
        <draw:line draw:style-name="gr12" draw:text-style-name="P3" draw:layer="layout" svg:x1="0.891cm" svg:y1="6.022cm" svg:x2="3.306cm" svg:y2="3.608cm">
          <text:p/>
        </draw:line>
        <draw:line draw:style-name="gr2" draw:text-style-name="P2" draw:layer="layout" svg:x1="9.564cm" svg:y1="1.016cm" svg:x2="12.104cm" svg:y2="1.016cm">
          <text:p/>
        </draw:line>
        <draw:line draw:style-name="gr2" draw:text-style-name="P2" draw:layer="layout" svg:x1="9.564cm" svg:y1="6.096cm" svg:x2="12.104cm" svg:y2="6.096cm">
          <text:p/>
        </draw:line>
        <draw:line draw:style-name="gr3" draw:text-style-name="P2" draw:layer="layout" svg:x1="7.024cm" svg:y1="3.556cm" svg:x2="9.564cm" svg:y2="3.556cm">
          <text:p/>
        </draw:line>
        <draw:line draw:style-name="gr13" draw:text-style-name="P3" draw:layer="layout" svg:x1="8.435cm" svg:y1="3.57cm" svg:x2="10.975cm" svg:y2="6.11cm">
          <text:p/>
        </draw:line>
        <draw:line draw:style-name="gr36" draw:text-style-name="P3" draw:layer="layout" svg:x1="8.471cm" svg:y1="3.479cm" svg:x2="10.886cm" svg:y2="1.065cm">
          <text:p/>
        </draw:line>
        <draw:line draw:style-name="gr11" draw:text-style-name="P3" draw:layer="layout" svg:x1="5.977cm" svg:y1="6.022cm" svg:x2="8.392cm" svg:y2="3.608cm">
          <text:p/>
        </draw:line>
        <draw:line draw:style-name="gr2" draw:text-style-name="P2" draw:layer="layout" svg:x1="19.724cm" svg:y1="1.016cm" svg:x2="22.264cm" svg:y2="1.016cm">
          <text:p/>
        </draw:line>
        <draw:line draw:style-name="gr2" draw:text-style-name="P2" draw:layer="layout" svg:x1="19.724cm" svg:y1="6.096cm" svg:x2="22.264cm" svg:y2="6.096cm">
          <text:p/>
        </draw:line>
        <draw:line draw:style-name="gr34" draw:text-style-name="P3" draw:layer="layout" svg:x1="18.595cm" svg:y1="3.57cm" svg:x2="21.135cm" svg:y2="6.11cm">
          <text:p/>
        </draw:line>
        <draw:line draw:style-name="gr11" draw:text-style-name="P3" draw:layer="layout" svg:x1="18.631cm" svg:y1="3.479cm" svg:x2="21.046cm" svg:y2="1.065cm">
          <text:p/>
        </draw:line>
        <draw:line draw:style-name="gr3" draw:text-style-name="P2" draw:layer="layout" svg:x1="22.264cm" svg:y1="3.556cm" svg:x2="24.804cm" svg:y2="3.556cm">
          <text:p/>
        </draw:line>
        <draw:line draw:style-name="gr12" draw:text-style-name="P3" draw:layer="layout" svg:x1="23.711cm" svg:y1="3.479cm" svg:x2="26.126cm" svg:y2="1.065cm">
          <text:p/>
        </draw:line>
        <draw:line draw:style-name="gr34" draw:text-style-name="P3" draw:layer="layout" svg:x1="21.217cm" svg:y1="6.022cm" svg:x2="23.632cm" svg:y2="3.608cm">
          <text:p/>
        </draw:line>
        <draw:line draw:style-name="gr34" draw:text-style-name="P3" draw:layer="layout" svg:x1="5.944cm" svg:y1="1.092cm" svg:x2="8.358cm" svg:y2="3.507cm">
          <text:p/>
        </draw:line>
        <draw:line draw:style-name="gr11" draw:text-style-name="P3" draw:layer="layout" svg:x1="21.217cm" svg:y1="1.066cm" svg:x2="23.631cm" svg:y2="3.481cm">
          <text:p/>
        </draw:line>
        <draw:frame draw:style-name="gr23" draw:text-style-name="P7" draw:layer="layout" svg:width="5.587cm" svg:height="11.606cm" svg:x="12.443cm" svg:y="1.016cm">
          <draw:text-box>
            <text:p><text:span text:style-name="T1">. . .</text:span></text:p>
          </draw:text-box>
        </draw:frame>
        <draw:frame draw:style-name="gr1" draw:text-style-name="P1" draw:layer="layout" svg:width="27.762cm" svg:height="6.096cm" svg:x="0.254cm" svg:y="9.652cm">
          <draw:image xlink:href="Pictures/10000201000004F200000101FE00118D6F244BAA.png" xlink:type="simple" xlink:show="embed" xlink:actuate="onLoad" loext:mime-type="image/png">
            <text:p/>
          </draw:image>
        </draw:frame>
        <draw:frame draw:style-name="gr40" draw:text-style-name="P10" draw:layer="layout" svg:width="2.032cm" svg:height="1.195cm" svg:x="1.424cm" svg:y="11.13cm">
          <draw:text-box>
            <text:p text:style-name="P9"><text:span text:style-name="T2">q</text:span><text:span text:style-name="T3">N</text:span></text:p>
          </draw:text-box>
        </draw:frame>
        <draw:frame draw:style-name="gr40" draw:text-style-name="P12" draw:layer="layout" svg:width="2.032cm" svg:height="1.352cm" svg:x="1.27cm" svg:y="13.28cm">
          <draw:text-box>
            <text:p text:style-name="P11"><text:span text:style-name="T4">c</text:span><text:span text:style-name="T5">N</text:span></text:p>
          </draw:text-box>
        </draw:frame>
        <draw:frame draw:style-name="gr27" draw:text-style-name="P13" draw:layer="layout" svg:width="5.842cm" svg:height="6.018cm" svg:x="12.192cm" svg:y="8.968cm">
          <draw:text-box>
            <text:p><text:span text:style-name="T1">. . .</text:span></text:p>
          </draw:text-box>
        </draw:frame>
        <draw:custom-shape draw:style-name="gr28" draw:text-style-name="P14" draw:layer="layout" svg:width="0.254cm" svg:height="0.408cm" svg:x="4.726cm" svg:y="12.0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0.254cm" svg:height="0.408cm" svg:x="8.89cm" svg:y="12.0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0.254cm" svg:height="0.408cm" svg:x="21.326cm" svg:y="12.038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0.807cm" svg:height="0.725cm" svg:x="4.521cm" svg:y="11.876cm">
          <draw:text-box>
            <text:p><text:span text:style-name="T6">N</text:span></text:p>
          </draw:text-box>
        </draw:frame>
        <draw:frame draw:style-name="gr29" draw:text-style-name="P15" draw:layer="layout" svg:width="0.807cm" svg:height="0.725cm" svg:x="8.649cm" svg:y="11.877cm">
          <draw:text-box>
            <text:p><text:span text:style-name="T6">N</text:span></text:p>
          </draw:text-box>
        </draw:frame>
        <draw:frame draw:style-name="gr29" draw:text-style-name="P15" draw:layer="layout" svg:width="0.807cm" svg:height="0.725cm" svg:x="21.122cm" svg:y="11.877cm">
          <draw:text-box>
            <text:p><text:span text:style-name="T6">N</text:span></text:p>
          </draw:text-box>
        </draw:frame>
        <presentation:notes draw:style-name="dp1">
          <draw:page-thumbnail draw:style-name="gr10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30T13:35:19.376000000</meta:creation-date>
    <dc:date>2020-06-30T17:52:33.396000000</dc:date>
    <meta:editing-duration>PT1H24M44S</meta:editing-duration>
    <meta:editing-cycles>12</meta:editing-cycles>
    <meta:generator>LibreOffice/6.1.5.2$Windows_X86_64 LibreOffice_project/90f8dcf33c87b3705e78202e3df5142b201bd805</meta:generator>
    <meta:document-statistic meta:object-count="366"/>
  </office:meta>
</office:document-meta>
</file>